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1.4618in"/>
    </style:style>
    <style:style style:name="co3" style:family="table-column">
      <style:table-column-properties fo:break-before="auto" style:column-width="2.7484in"/>
    </style:style>
    <style:style style:name="co4" style:family="table-column">
      <style:table-column-properties fo:break-before="auto" style:column-width="3.0311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6.0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352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4992in" fo:break-before="auto" style:use-optimal-row-height="true"/>
    </style:style>
    <style:style style:name="ro5" style:family="table-row">
      <style:table-row-properties style:row-height="0.339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co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Log name</text:p>
          </table:table-cell>
          <table:table-cell table:style-name="Default" office:value-type="string" calcext:value-type="string">
            <text:p>Adjustments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Parent Commit</text:p>
          </table:table-cell>
          <table:table-cell table:style-name="Default" office:value-type="string" calcext:value-type="string">
            <text:p>Next Step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5.04.07</text:p>
          </table:table-cell>
          <table:table-cell office:value-type="string" calcext:value-type="string">
            <text:p>Apr07_16-38-38_</text:p>
          </table:table-cell>
          <table:table-cell office:value-type="string" calcext:value-type="string">
            <text:p>Base height 1.35 </text:p>
            <text:p>default joint position:</text:p>
            <text:p>'hip_pitch_l': 0.38,</text:p>
            <text:p>'hip_roll_l': 0.,</text:p>
            <text:p>'hip_yaw_l': 0.,</text:p>
            <text:p>’knee_pitch_l': -0.85,</text:p>
            <text:p>'ankle_pitch_l': 0.42,</text:p>
            <text:p>'ankle_roll_l': 0.,</text:p>
            <text:p>'hip_pitch_r': 0.38,</text:p>
            <text:p>'hip_roll_r': 0.,</text:p>
            <text:p>'hip_yaw_r': 0.,</text:p>
            <text:p>'knee_pitch_r': -0.85,</text:p>
            <text:p>'ankle_pitch_r': 0.42,</text:p>
            <text:p>'ankle_roll_r': 0.,</text:p>
            <text:p>foot height 0.0694</text:p>
          </table:table-cell>
          <table:table-cell office:value-type="string" calcext:value-type="string">
            <text:p>knee coming together, feet distance okay, </text:p>
            <text:p>Barely walking on tip of the to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25.04.07(1)</text:p>
          </table:table-cell>
          <table:table-cell office:value-type="string" calcext:value-type="string">
            <text:p>Apr07_19-24-40_</text:p>
          </table:table-cell>
          <table:table-cell office:value-type="string" calcext:value-type="string">
            <text:p>Body mass back to originl 2. something</text:p>
          </table:table-cell>
          <table:table-cell office:value-type="string" calcext:value-type="string">
            <text:p>Knee coming together still, touching eachother</text:p>
            <text:p>Base Height and stuff seems okay</text:p>
            <text:p>Overall better rewards</text:p>
          </table:table-cell>
          <table:table-cell office:value-type="string" calcext:value-type="string">
            <text:p>2025.04.07</text:p>
          </table:table-cell>
          <table:table-cell office:value-type="string" calcext:value-type="string">
            <text:p>Change the foot height offset of 0.05 to 0.085</text:p>
            <text:p>Take a look at generation, is the root bouncing around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7(2)</text:p>
          </table:table-cell>
          <table:table-cell office:value-type="string" calcext:value-type="string">
            <text:p>Apr07_21-42-00_</text:p>
          </table:table-cell>
          <table:table-cell office:value-type="string" calcext:value-type="string">
            <text:p>Foot height offset changed to 0.085</text:p>
          </table:table-cell>
          <table:table-cell office:value-type="string" calcext:value-type="string">
            <text:p>A bit better, but this time foot came together</text:p>
          </table:table-cell>
          <table:table-cell office:value-type="string" calcext:value-type="string">
            <text:p>2025.04.07(1)</text:p>
          </table:table-cell>
          <table:table-cell office:value-type="string" calcext:value-type="string">
            <text:p>If we get over fitting, check the log of 2000ish iteration</text:p>
            <text:p>If knee keeps on coming together, consider <text:span text:style-name="T1">decrease min dist</text:span> or increase reward for knee dist</text:p>
            <text:p>Curriculum Learning? Are we stuck in a local minima?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5.04.08</text:p>
          </table:table-cell>
          <table:table-cell office:value-type="string" calcext:value-type="string">
            <text:p>Apr08_00-46-43_</text:p>
          </table:table-cell>
          <table:table-cell office:value-type="string" calcext:value-type="string">
            <text:p>min max distance updated to 0.3 and 0.45</text:p>
          </table:table-cell>
          <table:table-cell office:value-type="string" calcext:value-type="string">
            <text:p>A bit better, close to straight walking, however feet</text:p>
            <text:p>Coming together a bit still</text:p>
          </table:table-cell>
          <table:table-cell office:value-type="string" calcext:value-type="string">
            <text:p>2025.04.07(2)</text:p>
          </table:table-cell>
          <table:table-cell office:value-type="string" calcext:value-type="string">
            <text:p>Local minima? Initial pos wrong? <text:span text:style-name="T1">Even tighter constraint on min max distance?</text:span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5.04.08(1)</text:p>
          </table:table-cell>
          <table:table-cell office:value-type="string" calcext:value-type="string">
            <text:p>Apr08_11-16-40_</text:p>
          </table:table-cell>
          <table:table-cell office:value-type="string" calcext:value-type="string">
            <text:p>Even smaller min max distance, now down</text:p>
            <text:p>To 0.34, 0.42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Maybe check the base height? Is it accurate? How much reward did we get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5.04.08(2)</text:p>
          </table:table-cell>
          <table:table-cell office:value-type="string" calcext:value-type="string">
            <text:p>Apr08_13-19-22_</text:p>
          </table:table-cell>
          <table:table-cell office:value-type="string" calcext:value-type="string">
            <text:p>min max distance back to 0.3 and 0.45</text:p>
            <text:p>Increase desired height to 1.4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Increase weight on initial p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.04.08(3)</text:p>
          </table:table-cell>
          <table:table-cell/>
          <table:table-cell office:value-type="string" calcext:value-type="string">
            <text:p>Base height back to 1.35</text:p>
          </table:table-cell>
          <table:table-cell/>
          <table:table-cell office:value-type="string" calcext:value-type="string">
            <text:p>2025.04.08</text:p>
          </table:table-cell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9:07:09.178816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08T14:42:54.606134041</dc:date>
    <meta:editing-duration>PT12H24M39S</meta:editing-duration>
    <meta:editing-cycles>21</meta:editing-cycles>
    <meta:generator>LibreOffice/6.4.7.2$Linux_X86_64 LibreOffice_project/40$Build-2</meta:generator>
    <meta:document-statistic meta:table-count="1" meta:cell-count="43" meta:object-count="0"/>
  </office:meta>
</office:document-meta>
</file>